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e" svg:font-family="Consol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ade1" officeooo:paragraph-rsid="0009ade1"/>
    </style:style>
    <style:style style:name="P2" style:family="paragraph" style:parent-style-name="Standard">
      <style:text-properties officeooo:rsid="000b2e14" officeooo:paragraph-rsid="000b2e14"/>
    </style:style>
    <style:style style:name="P3" style:family="paragraph" style:parent-style-name="Standard">
      <style:text-properties officeooo:rsid="0009ade1" officeooo:paragraph-rsid="000c0219"/>
    </style:style>
    <style:style style:name="P4" style:family="paragraph">
      <style:paragraph-properties fo:text-align="center"/>
      <style:text-properties style:font-name="Liberation Sans"/>
    </style:style>
    <style:style style:name="P5" style:family="paragraph">
      <loext:graphic-properties draw:fill-color="#ffffcc"/>
      <style:paragraph-properties fo:text-align="center"/>
      <style:text-properties style:font-name="Liberation Sans"/>
    </style:style>
    <style:style style:name="P6" style:family="paragraph">
      <loext:graphic-properties draw:fill-color="#ffcc99"/>
      <style:paragraph-properties fo:text-align="center"/>
      <style:text-properties style:font-name="Liberation Sans"/>
    </style:style>
    <style:style style:name="P7" style:family="paragraph">
      <loext:graphic-properties draw:fill-color="#ccffcc"/>
      <style:paragraph-properties fo:text-align="center"/>
      <style:text-properties style:font-name="Liberation Sans"/>
    </style:style>
    <style:style style:name="P8" style:family="paragraph">
      <loext:graphic-properties draw:fill-color="#ccffff"/>
      <style:paragraph-properties fo:text-align="center"/>
      <style:text-properties style:font-name="Liberation Sans"/>
    </style:style>
    <style:style style:name="P9" style:family="paragraph">
      <style:paragraph-properties fo:text-align="center"/>
      <style:text-properties style:font-name="Liberation Sans" fo:font-weight="normal" style:font-weight-asian="normal" style:font-weight-complex="normal"/>
    </style:style>
    <style:style style:name="P10" style:family="paragraph">
      <loext:graphic-properties draw:fill-color="#ccffcc"/>
      <style:paragraph-properties fo:text-align="center"/>
      <style:text-properties style:font-name="Liberation Sans" fo:font-weight="normal" style:font-weight-asian="normal" style:font-weight-complex="normal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-color="#e6e6ff"/>
      <style:paragraph-properties fo:text-align="center"/>
      <style:text-properties style:font-name="Liberation Sans" fo:font-size="12pt"/>
    </style:style>
    <style:style style:name="P14" style:family="paragraph">
      <loext:graphic-properties draw:fill-color="#e6e6ff"/>
      <style:paragraph-properties fo:text-align="center"/>
      <style:text-properties style:font-name="Liberation Sans"/>
    </style:style>
    <style:style style:name="P15" style:family="paragraph">
      <loext:graphic-properties draw:fill-color="#000000"/>
      <style:paragraph-properties fo:text-align="center"/>
      <style:text-properties fo:font-size="12pt"/>
    </style:style>
    <style:style style:name="P16" style:family="paragraph">
      <loext:graphic-properties draw:fill="none" draw:fill-color="#ffffff"/>
      <style:paragraph-properties fo:text-align="center"/>
    </style:style>
    <style:style style:name="T1" style:family="text">
      <style:text-properties officeooo:rsid="000b73c3"/>
    </style:style>
    <style:style style:name="T2" style:family="text">
      <style:text-properties style:text-line-through-style="none" style:text-line-through-type="none" style:text-position="0% 100%" style:font-name="Liberation Serif" fo:font-style="italic" fo:text-shadow="none" style:text-underline-style="none" fo:font-weight="normal" officeooo:rsid="000b73c3" style:font-style-asian="italic" style:font-weight-asian="normal" style:font-style-complex="italic" style:font-weight-complex="normal"/>
    </style:style>
    <style:style style:name="T3" style:family="text">
      <style:text-properties style:text-line-through-style="none" style:text-line-through-type="none" style:text-position="0% 100%" style:font-name="Liberation Serif" fo:font-style="normal" fo:text-shadow="none" style:text-underline-style="none" fo:font-weight="normal" officeooo:rsid="000b73c3" style:font-style-asian="normal" style:font-weight-asian="normal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b73c3" style:font-style-asian="italic" style:font-style-complex="italic"/>
    </style:style>
    <style:style style:name="T6" style:family="text">
      <style:text-properties fo:font-style="normal" officeooo:rsid="000b73c3" style:font-style-asian="normal" style:font-style-complex="normal"/>
    </style:style>
    <style:style style:name="T7" style:family="text">
      <style:text-properties officeooo:rsid="000c0219"/>
    </style:style>
    <style:style style:name="T8" style:family="text">
      <style:text-properties style:font-name="Liberation Sans"/>
    </style:style>
    <style:style style:name="T9" style:family="text">
      <style:text-properties style:font-name="Liberation Sans" fo:font-weight="normal" style:font-weight-asian="normal" style:font-weight-complex="normal"/>
    </style:style>
    <style:style style:name="T10" style:family="text">
      <style:text-properties style:font-name="Liberation Sans"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fill-color="#ffffcc" draw:textarea-horizontal-align="justify" draw:textarea-vertical-align="middle" draw:auto-grow-height="false" fo:min-height="0.737cm" fo:min-width="3.2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cc99" draw:textarea-horizontal-align="justify" draw:textarea-vertical-align="middle" draw:auto-grow-height="false" fo:min-height="0.709cm" fo:min-width="2.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ccffcc" draw:textarea-horizontal-align="justify" draw:textarea-vertical-align="middle" draw:auto-grow-height="false" fo:min-height="0.661cm" fo:min-width="5.0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ccffff" draw:textarea-horizontal-align="justify" draw:textarea-vertical-align="middle" draw:auto-grow-height="false" fo:min-height="0.4cm" fo:min-width="1.08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ccffff" draw:textarea-horizontal-align="justify" draw:textarea-vertical-align="middle" draw:auto-grow-height="false" fo:min-height="0.504cm" fo:min-width="1.08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ccffff" draw:textarea-horizontal-align="justify" draw:textarea-vertical-align="middle" draw:auto-grow-height="false" fo:min-height="0.437cm" fo:min-width="1.08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ccffcc" draw:textarea-horizontal-align="justify" draw:textarea-vertical-align="middle" draw:auto-grow-height="false" fo:min-height="0.591cm" fo:min-width="5.0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000000" draw:marker-start="Fin_20_de_20_línea_20_1" draw:marker-start-width="0.199cm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e6e6ff" draw:textarea-horizontal-align="justify" draw:textarea-vertical-align="middle" draw:auto-grow-height="false" fo:min-height="0.658cm" fo:min-width="2.2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e6e6ff" draw:textarea-horizontal-align="justify" draw:textarea-vertical-align="middle" draw:auto-grow-height="false" fo:min-height="0.654cm" fo:min-width="2.2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color="#000000"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marker-start="" draw:fill="none" draw:fill-color="#ffffff" fo:min-height="1.11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7">1.4) El programa pide 3 números y luego indica cual de ellos es el mayor.</text:span></text:p>
      <text:p text:style-name="P3"><draw:custom-shape text:anchor-type="paragraph" draw:z-index="0" draw:style-name="gr1" draw:text-style-name="P5" svg:width="3.329cm" svg:height="0.816cm" svg:x="6.738cm" svg:y="0.474cm"><text:p text:style-name="P4"><text:span text:style-name="T8">INICI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><draw:line text:anchor-type="paragraph" draw:z-index="8" draw:style-name="gr8" draw:text-style-name="P11" svg:x1="8.324cm" svg:y1="0.889cm" svg:x2="8.324cm" svg:y2="0.316cm"><text:p/></draw:line></text:p>
      <text:p text:style-name="P3"><draw:custom-shape text:anchor-type="paragraph" draw:z-index="3" draw:style-name="gr3" draw:text-style-name="P7" svg:width="5.093cm" svg:height="0.823cm" svg:x="5.794cm" svg:y="0.393cm"><text:p text:style-name="P4"><text:span text:style-name="T8">“</text:span><text:span text:style-name="T8">Introduzca tres numeros: ”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/text:p>
      <text:p text:style-name="P3"/>
      <text:p text:style-name="P3"><draw:line text:anchor-type="paragraph" draw:z-index="9" draw:style-name="gr8" draw:text-style-name="P11" svg:x1="8.324cm" svg:y1="0.884cm" svg:x2="8.324cm" svg:y2="0.224cm"><text:p/></draw:line></text:p>
      <text:p text:style-name="P3"><draw:custom-shape text:anchor-type="paragraph" draw:z-index="2" draw:style-name="gr2" draw:text-style-name="P6" svg:width="2.779cm" svg:height="0.883cm" svg:x="6.872cm" svg:y="0.298cm"><text:p text:style-name="P4"><text:span text:style-name="T8">a , b ,c</text:span>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/text:p>
      <text:p text:style-name="P3"/>
      <text:p text:style-name="P3"><draw:line text:anchor-type="paragraph" draw:z-index="10" draw:style-name="gr8" draw:text-style-name="P11" svg:x1="8.267cm" svg:y1="0.878cm" svg:x2="8.267cm" svg:y2="0.206cm"><text:p/></draw:line></text:p>
      <text:p text:style-name="P3"><draw:custom-shape text:anchor-type="paragraph" draw:z-index="5" draw:style-name="gr5" draw:text-style-name="P8" svg:width="2.162cm" svg:height="1.01cm" svg:x="7.177cm" svg:y="0.376cm"><text:p text:style-name="P4"><text:span text:style-name="T8">a &gt; b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text:anchor-type="paragraph" draw:z-index="38" draw:style-name="gr12" draw:text-style-name="P16" svg:width="3.352cm" svg:height="1.112cm" svg:x="6.533cm" svg:y="0.058cm"><draw:text-box><text:p text:style-name="P12">NO<text:tab/> <text:s text:c="4"/>SI</text:p></draw:text-box></draw:frame></text:p>
      <text:p text:style-name="P3"><draw:line text:anchor-type="paragraph" draw:z-index="14" draw:style-name="gr11" draw:text-style-name="P12" svg:x1="9.338cm" svg:y1="0.4cm" svg:x2="11.19cm" svg:y2="0.4cm"><text:p/></draw:line><draw:line text:anchor-type="paragraph" draw:z-index="15" draw:style-name="gr8" draw:text-style-name="P11" svg:x1="11.19cm" svg:y1="1.282cm" svg:x2="11.19cm" svg:y2="0.4cm"><text:p/></draw:line><draw:line text:anchor-type="paragraph" draw:z-index="19" draw:style-name="gr11" draw:text-style-name="P12" svg:x1="5.325cm" svg:y1="0.392cm" svg:x2="7.177cm" svg:y2="0.392cm"><text:p/></draw:line><draw:line text:anchor-type="paragraph" draw:z-index="20" draw:style-name="gr8" draw:text-style-name="P11" svg:x1="5.325cm" svg:y1="1.274cm" svg:x2="5.325cm" svg:y2="0.392cm"><text:p/></draw:line></text:p>
      <text:p text:style-name="P3"><draw:frame text:anchor-type="paragraph" draw:z-index="40" draw:style-name="gr12" draw:text-style-name="P16" svg:width="3.352cm" svg:height="1.112cm" svg:x="3.514cm" svg:y="0.482cm"><draw:text-box><text:p text:style-name="P12">NO<text:tab/> <text:s text:c="4"/>SI</text:p></draw:text-box></draw:frame></text:p>
      <text:p text:style-name="P3"><draw:custom-shape text:anchor-type="paragraph" draw:z-index="6" draw:style-name="gr6" draw:text-style-name="P8" svg:width="2.162cm" svg:height="0.876cm" svg:x="10.098cm" svg:y="0.303cm"><text:p text:style-name="P4"><text:span text:style-name="T8">a &gt; c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4" draw:style-name="gr4" draw:text-style-name="P8" svg:width="2.162cm" svg:height="0.8cm" svg:x="4.235cm" svg:y="0.303cm"><text:p text:style-name="P4"><text:span text:style-name="T8">b &gt; c 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text:anchor-type="paragraph" draw:z-index="39" draw:style-name="gr12" draw:text-style-name="P16" svg:width="3.352cm" svg:height="1.112cm" svg:x="9.409cm" svg:y="0.053cm"><draw:text-box><text:p text:style-name="P12">NO<text:tab/> <text:s text:c="4"/>SI</text:p></draw:text-box></draw:frame></text:p>
      <text:p text:style-name="P3"><draw:line text:anchor-type="paragraph" draw:z-index="16" draw:style-name="gr11" draw:text-style-name="P12" svg:x1="3.381cm" svg:y1="0.219cm" svg:x2="4.235cm" svg:y2="0.219cm"><text:p/></draw:line><draw:line text:anchor-type="paragraph" draw:z-index="17" draw:style-name="gr11" draw:text-style-name="P12" svg:x1="9.245cm" svg:y1="0.252cm" svg:x2="10.099cm" svg:y2="0.252cm"><text:p/></draw:line><draw:line text:anchor-type="paragraph" draw:z-index="18" draw:style-name="gr8" draw:text-style-name="P11" svg:x1="9.245cm" svg:y1="0.829cm" svg:x2="9.245cm" svg:y2="0.252cm"><text:p/></draw:line><draw:line text:anchor-type="paragraph" draw:z-index="21" draw:style-name="gr11" draw:text-style-name="P12" svg:x1="6.396cm" svg:y1="0.22cm" svg:x2="7.25cm" svg:y2="0.22cm"><text:p/></draw:line><draw:line text:anchor-type="paragraph" draw:z-index="22" draw:style-name="gr8" draw:text-style-name="P11" svg:x1="7.25cm" svg:y1="0.813cm" svg:x2="7.25cm" svg:y2="0.22cm"><text:p/></draw:line><draw:line text:anchor-type="paragraph" draw:z-index="23" draw:style-name="gr11" draw:text-style-name="P12" svg:x1="12.259cm" svg:y1="0.252cm" svg:x2="13.113cm" svg:y2="0.252cm"><text:p/></draw:line><draw:line text:anchor-type="paragraph" draw:z-index="24" draw:style-name="gr8" draw:text-style-name="P11" svg:x1="3.381cm" svg:y1="0.778cm" svg:x2="3.381cm" svg:y2="0.219cm"><text:p/></draw:line><draw:line text:anchor-type="paragraph" draw:z-index="34" draw:style-name="gr8" draw:text-style-name="P11" svg:x1="13.113cm" svg:y1="0.85cm" svg:x2="13.113cm" svg:y2="0.252cm"><text:p/></draw:line></text:p>
      <text:p text:style-name="P3"><draw:custom-shape text:anchor-type="paragraph" draw:z-index="11" draw:style-name="gr9" draw:text-style-name="P13" svg:width="2.246cm" svg:height="0.659cm" svg:x="8.491cm" svg:y="0.346cm"><text:p text:style-name="P12"><text:span text:style-name="T10">mayor = c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2" draw:style-name="gr10" draw:text-style-name="P14" svg:width="2.243cm" svg:height="0.655cm" svg:x="5.697cm" svg:y="0.326cm"><text:p text:style-name="P4"><text:span text:style-name="T8">mayor = b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3" draw:style-name="gr10" draw:text-style-name="P14" svg:width="2.243cm" svg:height="0.655cm" svg:x="2.521cm" svg:y="0.291cm"><text:p text:style-name="P4"><text:span text:style-name="T8">mayor = c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3" draw:style-name="gr9" draw:text-style-name="P13" svg:width="2.246cm" svg:height="0.659cm" svg:x="11.631cm" svg:y="0.363cm"><text:p text:style-name="P12"><text:span text:style-name="T10">mayor = a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3"><draw:line text:anchor-type="paragraph" draw:z-index="29" draw:style-name="gr8" draw:text-style-name="P11" svg:x1="3.381cm" svg:y1="1.036cm" svg:x2="3.381cm" svg:y2="0.459cm"><text:p/></draw:line></text:p>
      <text:p text:style-name="P3"><draw:line text:anchor-type="paragraph" draw:z-index="30" draw:style-name="gr8" draw:text-style-name="P11" svg:x1="7.258cm" svg:y1="0.584cm" svg:x2="7.258cm" svg:y2="0.007cm"><text:p/></draw:line><draw:line text:anchor-type="paragraph" draw:z-index="31" draw:style-name="gr8" draw:text-style-name="P11" svg:x1="9.271cm" svg:y1="0.607cm" svg:x2="9.271cm" svg:y2="0.03cm"><text:p/></draw:line><draw:line text:anchor-type="paragraph" draw:z-index="32" draw:style-name="gr8" draw:text-style-name="P11" svg:x1="13.148cm" svg:y1="0.642cm" svg:x2="13.136cm" svg:y2="0.048cm"><text:p/></draw:line></text:p>
      <text:p text:style-name="P3"><draw:line text:anchor-type="paragraph" draw:z-index="27" draw:style-name="gr8" draw:text-style-name="P11" svg:x1="11.279cm" svg:y1="1.072cm" svg:x2="11.275cm" svg:y2="0.155cm"><text:p/></draw:line><draw:line text:anchor-type="paragraph" draw:z-index="25" draw:style-name="gr11" draw:text-style-name="P12" svg:x1="3.381cm" svg:y1="0.062cm" svg:x2="7.258cm" svg:y2="0.097cm"><text:p/></draw:line><draw:line text:anchor-type="paragraph" draw:z-index="26" draw:style-name="gr11" draw:text-style-name="P12" svg:x1="9.271cm" svg:y1="0.12cm" svg:x2="13.148cm" svg:y2="0.155cm"><text:p/></draw:line><draw:line text:anchor-type="paragraph" draw:z-index="35" draw:style-name="gr8" draw:text-style-name="P11" svg:x1="5.325cm" svg:y1="0.979cm" svg:x2="5.325cm" svg:y2="0.097cm"><text:p/></draw:line></text:p>
      <text:p text:style-name="P3"/>
      <text:p text:style-name="P3"><draw:line text:anchor-type="paragraph" draw:z-index="28" draw:style-name="gr11" draw:text-style-name="P12" svg:x1="5.325cm" svg:y1="0.005cm" svg:x2="11.278cm" svg:y2="0.098cm"><text:p/></draw:line><draw:line text:anchor-type="paragraph" draw:z-index="36" draw:style-name="gr8" draw:text-style-name="P15" svg:x1="8.324cm" svg:y1="0.711cm" svg:x2="8.324cm" svg:y2="0.05cm"><text:p/></draw:line></text:p>
      <text:p text:style-name="P3"><draw:custom-shape text:anchor-type="paragraph" draw:z-index="7" draw:style-name="gr7" draw:text-style-name="P10" svg:width="5.093cm" svg:height="0.736cm" svg:x="5.953cm" svg:y="0.238cm"><text:p text:style-name="P9"><text:span text:style-name="T9">“</text:span><text:span text:style-name="T9">El mayor es: ” , mayor</text:span></text:p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/text:p>
      <text:p text:style-name="P3"><draw:line text:anchor-type="paragraph" draw:z-index="37" draw:style-name="gr8" draw:text-style-name="P15" svg:x1="8.324cm" svg:y1="1.11cm" svg:x2="8.324cm" svg:y2="0.449cm"><text:p/></draw:line></text:p>
      <text:p text:style-name="P3"/>
      <text:p text:style-name="P3"><draw:custom-shape text:anchor-type="paragraph" draw:z-index="1" draw:style-name="gr1" draw:text-style-name="P5" svg:width="3.329cm" svg:height="0.816cm" svg:x="6.685cm" svg:y="0.139cm"><text:p text:style-name="P4"><text:span text:style-name="T8">FI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/>
      <text:p text:style-name="P3">2.1) Significa que no se cumple la condición. Si <text:span text:style-name="T4">x</text:span> = 0, la condición solo dependerá <text:span text:style-name="T1">de</text:span> <text:span text:style-name="T4">y</text:span>.</text:p>
      <text:p text:style-name="P1">2.2) Si <text:span text:style-name="T1">se usa el operador </text:span><text:span text:style-name="T6">||</text:span><text:span text:style-name="T1"> y </text:span><text:s/>la primera expresión es verdadera, se cumple la condición y no se evalúa la expresión completa.</text:p>
      <text:p text:style-name="P1">2.3) Si se evaluara la condición completa ocurriría un error, ya que no es posible dividir por 0.</text:p>
      <text:p text:style-name="P2">2.4) Cuando se evalúa la expresión (<text:span text:style-name="T4">y</text:span>/<text:span text:style-name="T4">x</text:span> &gt;7.5) se genera un error al programa, la única manera de no leer esa expresión seria utilizando el operador <text:span text:style-name="T1">&amp;&amp;</text:span>, <text:span text:style-name="T1">que </text:span><text:span text:style-name="T5">x </text:span><text:span text:style-name="T6">= 0 </text:span><text:span text:style-name="T1">y que la condición sea </text:span><text:span text:style-name="T3">if ((</text:span><text:span text:style-name="T2">x</text:span><text:span text:style-name="T3"> != 0.0) &amp;&amp; (</text:span><text:span text:style-name="T2">y</text:span><text:span text:style-name="T3">/</text:span><text:span text:style-name="T2">x</text:span><text:span text:style-name="T3"> &gt;7.5)),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e" svg:font-family="Consol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22:27:08.999744244</meta:creation-date>
    <dc:date>2017-03-05T21:28:59.503622142</dc:date>
    <meta:editing-duration>PT28M38S</meta:editing-duration>
    <meta:editing-cycles>3</meta:editing-cycles>
    <meta:generator>LibreOffice/4.4.3.2$Linux_x86 LibreOffice_project/40m0$Build-2</meta:generator>
    <meta:document-statistic meta:table-count="0" meta:image-count="0" meta:object-count="0" meta:page-count="1" meta:paragraph-count="5" meta:word-count="118" meta:character-count="603" meta:non-whitespace-character-count="488"/>
  </office:meta>
</office:document-meta>
</file>